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B000000320F8F4A7C0F9BC3372.png" manifest:media-type="image/png"/>
  <manifest:file-entry manifest:full-path="Pictures/10000000000004B000000320F8EF13D6448ED586.png" manifest:media-type="image/png"/>
  <manifest:file-entry manifest:full-path="Pictures/10000000000004B000000320E00A2B84031569CE.png" manifest:media-type="image/png"/>
  <manifest:file-entry manifest:full-path="Pictures/10000000000004B000000320FC6EB3F2C0532310.png" manifest:media-type="image/png"/>
  <manifest:file-entry manifest:full-path="Pictures/10000000000004B000000320477317CD2C8B825C.png" manifest:media-type="image/png"/>
  <manifest:file-entry manifest:full-path="Pictures/10000000000004B000000320CC0BA6CA5992E399.png" manifest:media-type="image/png"/>
  <manifest:file-entry manifest:full-path="Pictures/10000000000007D0000003E884E27532BDC1F2C8.png" manifest:media-type="image/png"/>
  <manifest:file-entry manifest:full-path="Pictures/10000000000000AB000000B4851F1D4C76FD4FD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1c1c1c" draw:textarea-horizontal-align="justify" draw:textarea-vertical-align="middle" draw:auto-grow-height="false" fo:min-height="32.135cm" fo:min-width="19.09cm"/>
    </style:style>
    <style:style style:name="gr2" style:family="graphic" style:parent-style-name="standard">
      <style:graphic-properties draw:fill-color="#333333" draw:textarea-horizontal-align="justify" draw:textarea-vertical-align="middle" draw:auto-grow-height="false" fo:min-height="1.338cm" fo:min-width="18.55cm"/>
      <style:paragraph-properties style:writing-mode="lr-tb"/>
    </style:style>
    <style:style style:name="gr3" style:family="graphic" style:parent-style-name="standard">
      <style:graphic-properties draw:fill-color="#333333" draw:textarea-horizontal-align="justify" draw:textarea-vertical-align="middle" draw:auto-grow-height="false" fo:min-height="6.1cm" fo:min-width="4.897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-color="#333333" draw:textarea-horizontal-align="justify" draw:textarea-vertical-align="middle" draw:auto-grow-height="false" fo:min-height="0.702cm" fo:min-width="4.263cm"/>
      <style:paragraph-properties style:writing-mode="lr-tb"/>
    </style:style>
    <style:style style:name="gr6" style:family="graphic" style:parent-style-name="standard">
      <style:graphic-properties draw:fill-color="#333333" draw:textarea-horizontal-align="justify" draw:textarea-vertical-align="middle" draw:auto-grow-height="false" fo:min-height="1.02cm" fo:min-width="11.247cm"/>
      <style:paragraph-properties style:writing-mode="lr-tb"/>
    </style:style>
    <style:style style:name="gr7" style:family="graphic" style:parent-style-name="standard">
      <style:graphic-properties draw:fill-color="#333333" draw:textarea-horizontal-align="justify" draw:textarea-vertical-align="middle" draw:auto-grow-height="false" fo:min-height="9.91cm" fo:min-width="18.55cm"/>
    </style:style>
    <style:style style:name="gr8" style:family="graphic" style:parent-style-name="standard">
      <style:graphic-properties draw:fill-color="#333333" draw:textarea-horizontal-align="justify" draw:textarea-vertical-align="middle" draw:auto-grow-height="false" fo:min-height="0.385cm" fo:min-width="4.898cm"/>
      <style:paragraph-properties style:writing-mode="lr-tb"/>
    </style:style>
    <style:style style:name="gr9" style:family="graphic" style:parent-style-name="standard">
      <style:graphic-properties draw:fill-color="#333333" draw:textarea-horizontal-align="justify" draw:textarea-vertical-align="middle" draw:auto-grow-height="false" fo:min-height="0.385cm" fo:min-width="5.215cm"/>
      <style:paragraph-properties style:writing-mode="lr-tb"/>
    </style:style>
    <style:style style:name="gr10" style:family="graphic" style:parent-style-name="standard">
      <style:graphic-properties draw:fill-color="#333333" draw:textarea-horizontal-align="justify" draw:textarea-vertical-align="middle" draw:auto-grow-height="false" fo:min-height="0.702cm" fo:min-width="5.215cm"/>
      <style:paragraph-properties style:writing-mode="lr-tb"/>
    </style:style>
    <style:style style:name="gr11" style:family="graphic" style:parent-style-name="standard">
      <style:graphic-properties draw:fill-color="#333333" draw:textarea-horizontal-align="justify" draw:textarea-vertical-align="middle" draw:auto-grow-height="false" fo:min-height="0.703cm" fo:min-width="4.897cm"/>
      <style:paragraph-properties style:writing-mode="lr-tb"/>
    </style:style>
    <style:style style:name="gr12" style:family="graphic" style:parent-style-name="standard">
      <style:graphic-properties draw:fill-color="#333333" draw:textarea-horizontal-align="justify" draw:textarea-vertical-align="middle" draw:auto-grow-height="false" fo:min-height="0.702cm" fo:min-width="3.945cm"/>
      <style:paragraph-properties style:writing-mode="lr-tb"/>
    </style:style>
    <style:style style:name="P1" style:family="paragraph">
      <loext:graphic-properties draw:fill-color="#1c1c1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32.385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9.05cm" svg:height="1.588cm" svg:x="1.317cm" svg:y="1.317cm">
          <text:p text:style-name="P2">Gun App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397cm" svg:height="6.35cm" svg:x="1.635cm" svg:y="3.22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2" draw:layer="layout" svg:width="4.523cm" svg:height="4.762cm" svg:x="2.192cm" svg:y="3.858cm">
          <draw:image xlink:href="Pictures/10000000000000AB000000B4851F1D4C76FD4FD6.png" xlink:type="simple" xlink:show="embed" xlink:actuate="onLoad" draw:mime-type="image/png">
            <text:p/>
          </draw:image>
        </draw:frame>
        <draw:custom-shape draw:style-name="gr5" draw:text-style-name="P3" draw:layer="layout" svg:width="4.763cm" svg:height="0.952cm" svg:x="1.952cm" svg:y="8.62cm">
          <text:p text:style-name="P2">Hank Hill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1.747cm" svg:height="1.27cm" svg:x="7.985cm" svg:y="3.222cm">
          <text:p text:style-name="P2">AR-15 #1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9.053cm" svg:height="9.525cm" svg:x="1.314cm" svg:y="10.207cm">
          <draw:image xlink:href="Pictures/10000000000007D0000003E884E27532BDC1F2C8.png" xlink:type="simple" xlink:show="embed" xlink:actuate="onLoad" draw:mime-type="image/png">
            <text:p/>
          </draw:image>
        </draw:frame>
        <draw:custom-shape draw:style-name="gr7" draw:text-style-name="P3" draw:layer="layout" svg:width="19.05cm" svg:height="10.16cm" svg:x="1.317cm" svg:y="9.89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8.318cm" svg:height="9.158cm" svg:x="1.635cm" svg:y="10.525cm">
          <draw:image xlink:href="Pictures/10000000000007D0000003E884E27532BDC1F2C8.png" xlink:type="simple" xlink:show="embed" xlink:actuate="onLoad" draw:mime-type="image/png">
            <text:p/>
          </draw:image>
        </draw:frame>
        <draw:frame draw:style-name="gr4" draw:text-style-name="P2" draw:layer="layout" svg:width="5.398cm" svg:height="1.947cm" svg:x="2.587cm" svg:y="22.272cm">
          <draw:image xlink:href="Pictures/10000000000004B000000320CC0BA6CA5992E399.png" xlink:type="simple" xlink:show="embed" xlink:actuate="onLoad" draw:mime-type="image/png">
            <text:p/>
          </draw:image>
        </draw:frame>
        <draw:custom-shape draw:style-name="gr8" draw:text-style-name="P3" draw:layer="layout" svg:width="5.398cm" svg:height="0.635cm" svg:x="2.587cm" svg:y="21.32cm">
          <text:p text:style-name="P2">Barrel selection 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5.905cm" svg:height="1.964cm" svg:x="10.335cm" svg:y="22.213cm">
          <draw:image xlink:href="Pictures/10000000000004B000000320477317CD2C8B825C.png" xlink:type="simple" xlink:show="embed" xlink:actuate="onLoad" draw:mime-type="image/png">
            <text:p/>
          </draw:image>
        </draw:frame>
        <draw:custom-shape draw:style-name="gr9" draw:text-style-name="P3" draw:layer="layout" svg:width="5.715cm" svg:height="0.635cm" svg:x="10.525cm" svg:y="21.32cm">
          <text:p text:style-name="P2">Mussel break 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5.715cm" svg:height="1.853cm" svg:x="2.27cm" svg:y="25.499cm">
          <draw:image xlink:href="Pictures/10000000000004B000000320FC6EB3F2C0532310.png" xlink:type="simple" xlink:show="embed" xlink:actuate="onLoad" draw:mime-type="image/png">
            <text:p/>
          </draw:image>
        </draw:frame>
        <draw:custom-shape draw:style-name="gr10" draw:text-style-name="P3" draw:layer="layout" svg:width="5.715cm" svg:height="0.952cm" svg:x="2.27cm" svg:y="24.495cm">
          <text:p text:style-name="P2">Stock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5.715cm" svg:height="2.076cm" svg:x="2.27cm" svg:y="28.451cm">
          <draw:image xlink:href="Pictures/10000000000004B000000320E00A2B84031569CE.png" xlink:type="simple" xlink:show="embed" xlink:actuate="onLoad" draw:mime-type="image/png">
            <text:p/>
          </draw:image>
        </draw:frame>
        <draw:custom-shape draw:style-name="gr9" draw:text-style-name="P3" draw:layer="layout" svg:width="5.715cm" svg:height="0.635cm" svg:x="2.27cm" svg:y="27.67cm">
          <text:p text:style-name="P2">Magazine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5.596cm" svg:height="2.711cm" svg:x="10.525cm" svg:y="25.447cm">
          <draw:image xlink:href="Pictures/10000000000004B000000320F8EF13D6448ED586.png" xlink:type="simple" xlink:show="embed" xlink:actuate="onLoad" draw:mime-type="image/png">
            <text:p/>
          </draw:image>
        </draw:frame>
        <draw:custom-shape draw:style-name="gr11" draw:text-style-name="P3" draw:layer="layout" svg:width="5.397cm" svg:height="0.953cm" svg:x="10.525cm" svg:y="24.177cm">
          <text:p text:style-name="P2">Optic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5.397cm" svg:height="2.394cm" svg:x="10.525cm" svg:y="29.403cm">
          <draw:image xlink:href="Pictures/10000000000004B000000320F8F4A7C0F9BC3372.png" xlink:type="simple" xlink:show="embed" xlink:actuate="onLoad" draw:mime-type="image/png">
            <text:p/>
          </draw:image>
        </draw:frame>
        <draw:custom-shape draw:style-name="gr12" draw:text-style-name="P3" draw:layer="layout" svg:width="4.445cm" svg:height="0.952cm" svg:x="10.842cm" svg:y="28.305cm">
          <text:p text:style-name="P2">Grip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09T21:01:08.816241572</meta:creation-date>
    <dc:date>2022-06-09T21:39:19.288747759</dc:date>
    <meta:editing-duration>PT7M8S</meta:editing-duration>
    <meta:editing-cycles>1</meta:editing-cycles>
    <meta:document-statistic meta:object-count="21"/>
    <meta:generator>LibreOffice/7.3.3.2$Linux_X86_64 LibreOffice_project/30$Build-2</meta:generator>
  </office:meta>
</office:document-meta>
</file>